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" manifest:media-type="application/vnd.sun.star.oleobjec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6.1375in" table:align="margins" style:writing-mode="lr-tb"/>
    </style:style>
    <style:style style:name="Tabla1.A" style:family="table-column">
      <style:table-column-properties style:column-width="3.0688in" style:rel-column-width="32767*"/>
    </style:style>
    <style:style style:name="Tabla1.B" style:family="table-column">
      <style:table-column-properties style:column-width="3.0688in" style:rel-column-width="32768*"/>
    </style:style>
    <style:style style:name="Tabla2" style:family="table">
      <style:table-properties style:width="6.1354in" table:align="left" style:writing-mode="lr-tb"/>
    </style:style>
    <style:style style:name="Tabla2.A" style:family="table-column">
      <style:table-column-properties style:column-width="3.6771in"/>
    </style:style>
    <style:style style:name="Tabla2.B" style:family="table-column">
      <style:table-column-properties style:column-width="2.4583in"/>
    </style:style>
    <style:style style:name="Tabla2.1" style:family="table-row">
      <style:table-row-properties style:min-row-height="0.1597in"/>
    </style:style>
    <style:style style:name="Tabla2.B1" style:family="table-cell">
      <style:table-cell-properties style:vertical-align="bottom"/>
    </style:style>
    <style:style style:name="Tabla2.4" style:family="table-row">
      <style:table-row-properties style:min-row-height="0.0799in"/>
    </style:style>
    <style:style style:name="Tabla3" style:family="table">
      <style:table-properties style:width="6.1375in" table:align="margins" style:writing-mode="lr-tb"/>
    </style:style>
    <style:style style:name="Tabla3.A" style:family="table-column">
      <style:table-column-properties style:column-width="3.0688in" style:rel-column-width="32767*"/>
    </style:style>
    <style:style style:name="Tabla3.B" style:family="table-column">
      <style:table-column-properties style:column-width="3.0688in" style:rel-column-width="32768*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75in" table:align="margins" style:writing-mode="lr-tb"/>
    </style:style>
    <style:style style:name="Tabla4.A" style:family="table-column">
      <style:table-column-properties style:column-width="3.0688in" style:rel-column-width="32767*"/>
    </style:style>
    <style:style style:name="Tabla4.B" style:family="table-column">
      <style:table-column-properties style:column-width="3.0688in" style:rel-column-width="32768*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126in" fo:text-align="justify" style:justify-single-word="false" fo:text-indent="0in" style:auto-text-indent="false"/>
    </style:style>
    <style:style style:name="P5" style:family="paragraph" style:parent-style-name="Standard">
      <style:paragraph-properties fo:margin-left="0in" fo:margin-right="0.0126in" fo:text-align="justify" style:justify-single-word="false" fo:text-indent="0in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style:font-size-asian="12pt" style:font-size-complex="12pt"/>
    </style:style>
    <style:style style:name="P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</style:style>
    <style:style style:name="P11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</style:style>
    <style:style style:name="P12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  <style:text-properties fo:font-size="3pt" style:font-size-asian="2.59999990463257pt" style:font-size-complex="3pt"/>
    </style:style>
    <style:style style:name="P13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  <style:text-properties fo:font-size="6pt" style:text-underline-style="solid" style:text-underline-width="auto" style:text-underline-color="font-color" style:font-size-asian="5.25pt" style:font-size-complex="6pt"/>
    </style:style>
    <style:style style:name="P14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6pt" fo:font-weight="bold" style:font-size-asian="12pt" style:font-weight-asian="bold" style:font-size-complex="12pt"/>
    </style:style>
    <style:style style:name="P15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</style:style>
    <style:style style:name="P16" style:family="paragraph" style:parent-style-name="Standard">
      <style:paragraph-properties fo:margin-left="0in" fo:margin-right="0.0126in" fo:line-height="0.1965in" fo:text-align="start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</style:style>
    <style:style style:name="P1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in" fo:margin-right="0.0126in" fo:text-align="justify" style:justify-single-word="false" fo:text-indent="0in" style:auto-text-indent="false" fo:padding-left="0in" fo:padding-right="0in" fo:padding-top="0in" fo:padding-bottom="0.0138in" fo:border-left="none" fo:border-right="none" fo:border-top="none" fo:border-bottom="0.99pt solid #000000"/>
    </style:style>
    <style:style style:name="P19" style:family="paragraph" style:parent-style-name="Standard">
      <style:paragraph-properties fo:margin-left="0in" fo:margin-right="0.0807in" fo:text-align="justify" style:justify-single-word="false" fo:text-indent="0in" style:auto-text-indent="false"/>
    </style:style>
    <style:style style:name="P20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</style:style>
    <style:style style:name="P21" style:family="paragraph" style:parent-style-name="Standard">
      <style:paragraph-properties fo:margin-left="0in" fo:margin-right="0.0807in" fo:text-align="center" style:justify-single-word="false" fo:text-indent="0in" style:auto-text-indent="false"/>
    </style:style>
    <style:style style:name="P22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</style:tab-stops>
      </style:paragraph-properties>
    </style:style>
    <style:style style:name="P23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11pt" fo:font-weight="bold" style:font-size-asian="11pt" style:font-weight-asian="bold"/>
    </style:style>
    <style:style style:name="P24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style:font-size-asian="10pt" style:font-size-complex="10pt"/>
    </style:style>
    <style:style style:name="P25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5346in"/>
          <style:tab-stop style:position="3.7453in"/>
        </style:tab-stops>
      </style:paragraph-properties>
      <style:text-properties fo:text-transform="uppercase" fo:font-size="10pt" style:font-size-asian="10pt" style:font-size-complex="10pt"/>
    </style:style>
    <style:style style:name="P26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4457in"/>
        </style:tab-stops>
      </style:paragraph-properties>
      <style:text-properties fo:text-transform="uppercase" fo:font-size="10pt" style:font-size-asian="10pt" style:font-size-complex="10pt"/>
    </style:style>
    <style:style style:name="P27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  <style:text-properties fo:text-transform="uppercase" fo:font-size="10pt" style:font-size-asian="10pt" style:font-size-complex="10pt"/>
    </style:style>
    <style:style style:name="P28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8pt" style:font-size-asian="8pt"/>
    </style:style>
    <style:style style:name="P32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4.0862in"/>
        </style:tab-stops>
      </style:paragraph-properties>
      <style:text-properties fo:font-size="8pt" fo:language="pt" fo:country="BR" style:text-underline-style="none" style:font-size-asian="8pt" style:font-size-complex="8pt"/>
    </style:style>
    <style:style style:name="P33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 style:font-weight-complex="normal"/>
    </style:style>
    <style:style style:name="P3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3.9374in"/>
        </style:tab-stops>
      </style:paragraph-properties>
      <style:text-properties fo:font-size="10pt" fo:language="pt" fo:country="BR" style:text-underline-style="solid" style:text-underline-width="auto" style:text-underline-color="font-color" style:font-size-asian="10pt" style:font-size-complex="10pt"/>
    </style:style>
    <style:style style:name="P36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0.5pt" fo:font-weight="normal" style:font-size-asian="10.5pt" style:font-weight-asian="normal" style:font-size-complex="10.5pt" style:font-weight-complex="normal"/>
    </style:style>
    <style:style style:name="P37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font-size="10.5pt" fo:font-weight="normal" style:font-size-asian="10.5pt" style:font-weight-asian="normal" style:font-size-complex="10.5pt" style:font-weight-complex="normal"/>
    </style:style>
    <style:style style:name="P38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weight="normal"/>
    </style:style>
    <style:style style:name="P39" style:family="paragraph" style:parent-style-name="Standard">
      <style:paragraph-properties fo:margin-left="0in" fo:margin-right="0.0807in" fo:text-align="justify" style:justify-single-word="false" fo:text-indent="0in" style:auto-text-indent="false" fo:padding="0.0291in" fo:border-left="none" fo:border-right="none" fo:border-top="none" fo:border-bottom="0.99pt solid #000000" style:join-border="false"/>
      <style:text-properties fo:font-size="6pt" style:font-size-asian="5.25pt" style:font-size-complex="6pt"/>
    </style:style>
    <style:style style:name="P40" style:family="paragraph" style:parent-style-name="Standard">
      <style:paragraph-properties fo:margin-left="0in" fo:margin-right="0.0807in" fo:text-align="center" style:justify-single-word="false" fo:text-indent="0in" style:auto-text-indent="false" fo:break-before="page"/>
      <style:text-properties fo:font-size="12pt" fo:font-weight="normal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left="0in" fo:margin-right="0.0181in" fo:text-align="justify" style:justify-single-word="false" fo:text-indent="0in" style:auto-text-indent="false"/>
    </style:style>
    <style:style style:name="P42" style:family="paragraph" style:parent-style-name="Standard">
      <style:paragraph-properties fo:margin-left="0in" fo:margin-right="0.0118in" fo:text-align="justify" style:justify-single-word="false" fo:text-indent="0in" style:auto-text-indent="false"/>
      <style:text-properties fo:font-size="12pt" style:font-size-asian="12pt" style:font-size-complex="12pt"/>
    </style:style>
    <style:style style:name="P43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</style:style>
    <style:style style:name="P44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5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6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size-complex="12pt"/>
    </style:style>
    <style:style style:name="P47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margin-left="0in" fo:margin-right="0.0138in" fo:line-height="0.1965in" fo:text-align="start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style:font-size-asian="12pt" style:font-size-complex="12pt"/>
    </style:style>
    <style:style style:name="P49" style:family="paragraph" style:parent-style-name="Standard">
      <style:paragraph-properties fo:margin-left="0in" fo:margin-right="-0.111in" fo:text-align="justify" style:justify-single-word="false" fo:text-indent="0in" style:auto-text-indent="false">
        <style:tab-stops>
          <style:tab-stop style:position="2.5in"/>
        </style:tab-stops>
      </style:paragraph-properties>
      <style:text-properties fo:font-size="12pt" style:font-size-asian="12pt" style:font-size-complex="12pt"/>
    </style:style>
    <style:style style:name="P50" style:family="paragraph" style:parent-style-name="Table_20_Contents">
      <style:text-properties fo:font-size="12pt" style:font-size-asian="12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52" style:family="paragraph" style:parent-style-name="Table_20_Contents">
      <style:text-properties fo:text-transform="uppercase" fo:font-size="12pt" style:font-size-asian="12pt" style:font-size-complex="12pt"/>
    </style:style>
    <style:style style:name="P53" style:family="paragraph" style:parent-style-name="Standard" style:master-page-name="Standard">
      <style:paragraph-properties fo:margin-left="0in" fo:margin-right="0.0126in" fo:text-align="end" style:justify-single-word="false" fo:text-indent="0in" style:auto-text-indent="false" style:page-number="auto">
        <style:tab-stops>
          <style:tab-stop style:position="3.1457in"/>
        </style:tab-stops>
      </style:paragraph-properties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font-size-asian="12pt" style:font-weight-asian="bold" style:font-size-complex="12pt" style:font-weight-complex="normal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fo:font-size="12pt" fo:font-weight="bold" style:font-size-asian="12pt" style:font-weight-asian="bold"/>
    </style:style>
    <style:style style:name="T8" style:family="text">
      <style:text-properties fo:font-size="12pt" fo:font-weight="bold" style:font-size-asian="12pt" style:font-weight-asian="bold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weight="bold" style:font-size-asian="12pt" style:font-weight-asian="bold" style:font-size-complex="12pt" style:font-weight-complex="normal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font-weight="bold" style:font-weight-asian="bold"/>
    </style:style>
    <style:style style:name="T14" style:family="text">
      <style:text-properties fo:font-size="7pt" style:text-underline-style="solid" style:text-underline-width="auto" style:text-underline-color="font-color" style:font-size-asian="7pt" style:font-size-complex="7pt"/>
    </style:style>
    <style:style style:name="T15" style:family="text">
      <style:text-properties fo:text-transform="uppercase"/>
    </style:style>
    <style:style style:name="T16" style:family="text">
      <style:text-properties fo:text-transform="uppercase" fo:font-size="12pt" fo:font-weight="bold" style:font-size-asian="12pt" style:font-weight-asian="bold" style:font-size-complex="12pt"/>
    </style:style>
    <style:style style:name="T17" style:family="text">
      <style:text-properties fo:text-transform="uppercase" fo:font-size="12pt" fo:font-weight="bold" style:font-size-asian="12pt" style:font-weight-asian="bold" style:font-size-complex="12pt" style:font-weight-complex="bold"/>
    </style:style>
    <style:style style:name="T18" style:family="text"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text-transform="uppercase" fo:font-size="10pt" fo:language="pt" fo:country="BR" style:font-size-asian="10pt" style:font-size-complex="10pt"/>
    </style:style>
    <style:style style:name="T20" style:family="text">
      <style:text-properties fo:text-transform="uppercase" fo:language="es" fo:country="ES"/>
    </style:style>
    <style:style style:name="T21" style:family="text">
      <style:text-properties fo:language="es" fo:country="ES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594in" draw:visible-area-height="0.9594in"/>
    </style:style>
    <number:date-style style:name="N121">
      <number:year number:style="long"/>
    </number:date-style>
    <number:date-style style:name="N122">
      <number:month number:style="long" number:textual="true"/>
      <number:text> </number:text>
      <number:year number:style="long"/>
    </number:date-style>
    <number:date-style style:name="N10079" number:language="es" number:country="ES" number:automatic-order="true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<text:span text:style-name="T4">OFICIO Nº. <text:s/></text:span><text:span text:style-name="T6">EF-DEP-</text:span><text:span text:style-name="T6"><text:database-display text:table-name="DATOS" text:table-type="query" text:column-name="correlativo" text:database-name="Contratos">29</text:database-display></text:span><text:span text:style-name="T6">-</text:span><text:span text:style-name="T6"><text:date style:data-style-name="N121" text:date-value="2020-12-04T16:25:47.538763121">2020</text:date></text:span></text:p>
      <text:p text:style-name="P10"><text:span text:style-name="T4"><text:tab/>FECHA: </text:span><text:span text:style-name="T6"><text:database-display text:table-name="DATOS" text:table-type="query" text:column-name="fecha" style:data-style-name="N10079" text:database-name="Contratos">10/01/18</text:database-display></text:span></text:p>
      <text:p text:style-name="P13"/>
      <text:p text:style-name="P11"><text:span text:style-name="T8">PARA:</text:span><text:span text:style-name="T4"><text:tab/>CONSEJO DE LA FACULTAD DE CIENCIAS</text:span></text:p>
      <text:p text:style-name="P12"/>
      <text:p text:style-name="P4"><text:span text:style-name="T8">DE:</text:span><text:span text:style-name="T4"><text:tab/><text:tab/>DIRECTOR, ESCUELA DE FÍSICA,</text:span></text:p>
      <text:p text:style-name="P5"><text:tab/><text:tab/>DEPARTAMENTO DE FÍSICA</text:p>
      <text:p text:style-name="P42">_________________________________________________________________________</text:p>
      <text:p text:style-name="P18"><text:span text:style-name="T8">ASUNTO: </text:span><text:span text:style-name="T16"><text:database-display text:table-name="DATOS" text:table-type="table" text:column-name="es_prorroga" text:database-name="Contratos">Renovación de contrato</text:database-display></text:span><text:span text:style-name="T11"> </text:span><text:span text:style-name="T11"><text:conditional-text text:condition="ooow:[Contratos.DATOS.genero_prof]!=&quot;f&quot;" text:string-value-if-true="DEL " text:string-value-if-false="DE LA" text:current-value="true">DE LA</text:conditional-text></text:span><text:span text:style-name="T11"> </text:span><text:span text:style-name="T18"><text:database-display text:table-name="DATOS" text:table-type="table" text:column-name="titulo" text:database-name="Contratos">Profa.</text:database-display></text:span><text:span text:style-name="T18"> </text:span><text:span text:style-name="T17"><text:database-display text:table-name="DATOS" text:table-type="query" text:column-name="nombres" text:database-name="Contratos">Estela Josefina</text:database-display></text:span><text:span text:style-name="T9"> </text:span><text:span text:style-name="T17"><text:database-display text:table-name="DATOS" text:table-type="query" text:column-name="apellidos" text:database-name="Contratos">Pérez Mannini</text:database-display></text:span><text:span text:style-name="T10">,</text:span><text:span text:style-name="T11"> A PARTIR DEL</text:span><text:span text:style-name="T9"> </text:span><text:span text:style-name="T9"><text:database-display text:table-name="DATOS" text:table-type="query" text:column-name="fecha_inicio" text:database-name="Contratos">01/01/19</text:database-display></text:span><text:span text:style-name="T9"> </text:span><text:span text:style-name="T9"><text:conditional-text text:condition="ooow:[Contratos.DATOS.es_lapso]!=&quot;no&quot;" text:string-value-if-true="AL" text:string-value-if-false="">AL</text:conditional-text></text:span><text:span text:style-name="T9"> </text:span><text:span text:style-name="T9"><text:conditional-text text:condition="ooow:[Contratos.DATOS.es_lapso]!=&quot;no&quot;" text:string-value-if-true="Contratos.DATOS.fecha_fin" text:string-value-if-false="">12/31/19</text:conditional-text></text:span><text:span text:style-name="T9"> .</text:span></text:p>
      <text:p text:style-name="P18"><text:span text:style-name="T4">PREVIA APROBACION DEL CONSEJO DE LA ESCUELA, SESION DEL </text:span><text:span text:style-name="T9"><text:database-display text:table-name="DATOS" text:table-type="query" text:column-name="fecha_consejo_escuela" text:database-name="Contratos">12/30/99</text:database-display></text:span><text:span text:style-name="T9">.</text:span></text:p>
      <text:p text:style-name="P14"/>
      <table:table table:name="Tabla1" table:style-name="Tabla1">
        <table:table-column table:style-name="Tabla1.A"/>
        <table:table-column table:style-name="Tabla1.B"/>
        <table:table-row>
          <table:table-cell office:value-type="string">
            <text:p text:style-name="P7">APELLIDOS Y NOMBRES:</text:p>
          </table:table-cell>
          <table:table-cell office:value-type="string">
            <text:p text:style-name="P16"><text:span text:style-name="T18"><text:database-display text:table-name="DATOS" text:table-type="query" text:column-name="apellidos" text:database-name="Contratos">Pérez Mannini</text:database-display></text:span><text:span text:style-name="T11"> </text:span><text:span text:style-name="T18"><text:database-display text:table-name="DATOS" text:table-type="query" text:column-name="nombres" text:database-name="Contratos">Estela Josefina</text:database-display></text:span></text:p>
          </table:table-cell>
        </table:table-row>
        <table:table-row>
          <table:table-cell office:value-type="string">
            <text:p text:style-name="P8">CÉDULA DE IDENTIDAD:</text:p>
          </table:table-cell>
          <table:table-cell office:value-type="string">
            <text:p text:style-name="P9"><text:database-display text:table-name="DATOS" text:table-type="query" text:column-name="cedula" text:database-name="Contratos">6343474</text:database-display></text:p>
          </table:table-cell>
        </table:table-row>
        <table:table-row>
          <table:table-cell office:value-type="string">
            <text:p text:style-name="P8">DEDICACIÓN:</text:p>
          </table:table-cell>
          <table:table-cell office:value-type="string">
            <text:p text:style-name="P17"><text:database-display text:table-name="DATOS" text:table-type="query" text:column-name="dedicación" text:database-name="Contratos">Tiempo Convencional 8H</text:database-display></text:p>
          </table:table-cell>
        </table:table-row>
        <table:table-row>
          <table:table-cell office:value-type="string">
            <text:p text:style-name="P8">CARGO:</text:p>
          </table:table-cell>
          <table:table-cell office:value-type="string">
            <text:p text:style-name="P17"><text:database-display text:table-name="DATOS" text:table-type="query" text:column-name="cargo" text:database-name="Contratos">Docente Temporal</text:database-display></text:p>
          </table:table-cell>
        </table:table-row>
        <table:table-row>
          <table:table-cell office:value-type="string">
            <text:p text:style-name="P8">CATEGORIA:</text:p>
          </table:table-cell>
          <table:table-cell office:value-type="string">
            <text:p text:style-name="P17"><text:database-display text:table-name="DATOS" text:table-type="query" text:column-name="categoria" text:database-name="Contratos">Instructor</text:database-display></text:p>
          </table:table-cell>
        </table:table-row>
        <table:table-row>
          <table:table-cell office:value-type="string">
            <text:p text:style-name="P15"><text:span text:style-name="T8">UNIDAD EJECUTORA</text:span><text:span text:style-name="T4">:</text:span></text:p>
          </table:table-cell>
          <table:table-cell office:value-type="string">
            <text:p text:style-name="P6"><text:database-display text:table-name="DATOS" text:table-type="query" text:column-name="unidad_ejecutora" text:database-name="Contratos">0311030000</text:database-display></text:p>
          </table:table-cell>
        </table:table-row>
        <table:table-row>
          <table:table-cell office:value-type="string">
            <text:p text:style-name="P15"><text:span text:style-name="T8">PROGRAMA</text:span><text:span text:style-name="T4">:</text:span></text:p>
          </table:table-cell>
          <table:table-cell office:value-type="string">
            <text:p text:style-name="P6"><text:database-display text:table-name="DATOS" text:table-type="query" text:column-name="programa" text:database-name="Contratos">AC11</text:database-display></text:p>
          </table:table-cell>
        </table:table-row>
        <table:table-row>
          <table:table-cell office:value-type="string">
            <text:p text:style-name="P44">PARTIDA PRESUPUESTARIA:</text:p>
          </table:table-cell>
          <table:table-cell office:value-type="string">
            <text:p text:style-name="P43"><text:span text:style-name="T4"><text:database-display text:table-name="DATOS" text:table-type="query" text:column-name="cedula" text:database-name="Contratos">6343474</text:database-display></text:span><text:span text:style-name="T11"> </text:span><text:span text:style-name="T4">IdDetalle </text:span><text:span text:style-name="T4"><text:database-display text:table-name="DATOS" text:table-type="query" text:column-name="IdDetalle" text:database-name="Contratos">12957</text:database-display></text:span></text:p>
          </table:table-cell>
        </table:table-row>
        <table:table-row>
          <table:table-cell office:value-type="string">
            <text:p text:style-name="P22"><text:span text:style-name="T7">FECHA EFECTIVA</text:span><text:span text:style-name="T3">:</text:span></text:p>
          </table:table-cell>
          <table:table-cell office:value-type="string">
            <text:p text:style-name="P22"><text:span text:style-name="T11"><text:database-display text:table-name="DATOS" text:table-type="query" text:column-name="fecha_inicio" text:database-name="Contratos">01/01/19</text:database-display></text:span><text:span text:style-name="T11"> <text:s/></text:span><text:span text:style-name="T11"><text:conditional-text text:condition="ooow:[Contratos.DATOS.es_lapso]!=&quot;no&quot;" text:string-value-if-true="AL" text:string-value-if-false="">AL</text:conditional-text></text:span><text:span text:style-name="T11"> </text:span><text:span text:style-name="T11"><text:conditional-text text:condition="ooow:[Contratos.DATOS.es_lapso]!=&quot;no&quot;" text:string-value-if-true="Contratos.DATOS.fecha_fin" text:string-value-if-false="">12/31/19</text:conditional-text></text:span></text:p>
          </table:table-cell>
        </table:table-row>
        <table:table-row>
          <table:table-cell office:value-type="string">
            <text:p text:style-name="P33">LAPSO:</text:p>
          </table:table-cell>
          <table:table-cell office:value-type="string">
            <text:p text:style-name="P38"><text:span text:style-name="T5"><text:conditional-text text:condition="ooow:[Contratos.DATOS.es_lapso]!=&quot;no&quot;" text:string-value-if-true="Contratos.DATOS.Lapso_mese" text:string-value-if-false="">DOCE (12) MESES</text:conditional-text></text:span><text:span text:style-name="T5"> </text:span><text:span text:style-name="T5"><text:conditional-text text:condition="ooow:[Contratos.DATOS.es_lapso]!=&quot;no&quot;" text:string-value-if-true="Contratos.DATOS.lapso_dias" text:string-value-if-false="- - - -"/></text:span></text:p>
          </table:table-cell>
        </table:table-row>
        <table:table-row>
          <table:table-cell office:value-type="string">
            <text:p text:style-name="P45">FECHA DE INGRESO:</text:p>
          </table:table-cell>
          <table:table-cell office:value-type="string">
            <text:p text:style-name="P47"><text:database-display text:table-name="DATOS" text:table-type="query" text:column-name="fecha_de_ingreso" text:database-name="Contratos">03/15/86</text:database-display></text:p>
          </table:table-cell>
        </table:table-row>
        <table:table-row>
          <table:table-cell office:value-type="string">
            <text:p text:style-name="P46"><text:conditional-text text:condition="ooow:[Contratos.DATOS.cargo]!=&quot;Auxiliar Docente&quot;" text:string-value-if-true="MATERIA A DICTAR:" text:string-value-if-false="LABORATORIO:">MATERIA A DICTAR:</text:conditional-text></text:p>
          </table:table-cell>
          <table:table-cell office:value-type="string">
            <text:p text:style-name="P48"><text:database-display text:table-name="DATOS" text:table-type="query" text:column-name="materia_a_dictar" text:database-name="Contratos">MATERIAS OBLIGATORIAS DE LA LICENCIATURA EN FISICA</text:database-display></text:p>
          </table:table-cell>
        </table:table-row>
      </table:table>
      <text:p text:style-name="P49">_________________________________________________________________________</text:p>
      <text:p text:style-name="P23">ANEXOS:</text:p>
      <table:table table:name="Tabla2" table:style-name="Tabla2">
        <table:table-column table:style-name="Tabla2.A"/>
        <table:table-column table:style-name="Tabla2.B"/>
        <table:table-row table:style-name="Tabla2.1">
          <table:table-cell office:value-type="string">
            <text:p text:style-name="P28"><text:database-display text:table-name="DATOS" text:table-type="table" text:column-name="anexo_1" text:database-name="Contratos">Actividades a Realizar</text:database-display></text:p>
          </table:table-cell>
          <table:table-cell table:style-name="Tabla2.B1" table:number-rows-spanned="4" office:value-type="string">
            <text:p text:style-name="P35">PROF. JOSÉ ANTONIO LÓPEZ R.</text:p>
          </table:table-cell>
        </table:table-row>
        <table:table-row table:style-name="Tabla2.1">
          <table:table-cell office:value-type="string">
            <text:p text:style-name="P24"><text:database-display text:table-name="DATOS" text:table-type="table" text:column-name="anexo_2" text:database-name="Contratos">Contrato Firmado</text:database-display></text:p>
          </table:table-cell>
          <table:covered-table-cell/>
        </table:table-row>
        <table:table-row table:style-name="Tabla2.1">
          <table:table-cell office:value-type="string">
            <text:p text:style-name="P25"><text:database-display text:table-name="DATOS" text:table-type="table" text:column-name="Anexo_3" text:database-name="Contratos"/></text:p>
          </table:table-cell>
          <table:covered-table-cell/>
        </table:table-row>
        <table:table-row table:style-name="Tabla2.4">
          <table:table-cell table:number-rows-spanned="2" office:value-type="string">
            <text:p text:style-name="P26"><text:database-display text:table-name="DATOS" text:table-type="table" text:column-name="anexo_4" text:database-name="Contratos"/></text:p>
          </table:table-cell>
          <table:covered-table-cell/>
        </table:table-row>
        <table:table-row table:style-name="Tabla2.4">
          <table:covered-table-cell/>
          <table:table-cell table:number-rows-spanned="4" office:value-type="string">
            <text:p text:style-name="P32">DIRECTOR</text:p>
          </table:table-cell>
        </table:table-row>
        <table:table-row table:style-name="Tabla2.1">
          <table:table-cell office:value-type="string">
            <text:p text:style-name="P26"><text:database-display text:table-name="DATOS" text:table-type="table" text:column-name="anexo_5" text:database-name="Contratos"/></text:p>
          </table:table-cell>
          <table:covered-table-cell/>
        </table:table-row>
        <table:table-row table:style-name="Tabla2.1">
          <table:table-cell office:value-type="string">
            <text:p text:style-name="P27"><text:s/><text:database-display text:table-name="DATOS" text:table-type="table" text:column-name="anexo_6" text:database-name="Contratos"/></text:p>
          </table:table-cell>
          <table:covered-table-cell/>
        </table:table-row>
        <table:table-row table:style-name="Tabla2.1">
          <table:table-cell office:value-type="string">
            <text:p text:style-name="P20"><text:span text:style-name="T19"><text:s/></text:span><text:span text:style-name="T19"><text:database-display text:table-name="DATOS" text:table-type="table" text:column-name="anexo_7" text:database-name="Contratos"/></text:span></text:p>
          </table:table-cell>
          <table:covered-table-cell/>
        </table:table-row>
      </table:table>
      <text:p text:style-name="P23"/>
      <text:p text:style-name="P41"><text:span text:style-name="T14">BARJ.</text:span><text:span text:style-name="T12"><text:tab/><text:tab/><text:tab/><text:tab/><text:tab/><text:tab/><text:tab/><text:tab/><text:tab/><text:tab/><text:tab/><text:tab/></text:span></text:p>
      <text:p text:style-name="P19"><text:span text:style-name="T13">RESOLUCIÓN</text:span>:</text:p>
      <text:p text:style-name="P39"/>
      <text:p text:style-name="P31"/>
      <text:p text:style-name="P21">_________________________</text:p>
      <text:p text:style-name="P36">DECANO PRESIDENTE</text:p>
      <text:p text:style-name="P37"/>
      <text:p text:style-name="P40">PLAN <text:span text:style-name="T21">DE ACTIVIDADES A REALIZAR POR </text:span><text:span text:style-name="T21"><text:conditional-text text:condition="ooow:[Contratos.DATOS.genero_prof]!=&quot;f&quot;" text:string-value-if-true="EL" text:string-value-if-false="LA" text:current-value="true">LA</text:conditional-text></text:span><text:span text:style-name="T21"> </text:span><text:span text:style-name="T20"><text:database-display text:table-name="DATOS" text:table-type="table" text:column-name="titulo" text:database-name="Contratos">Profa.</text:database-display></text:span></text:p>
      <text:p text:style-name="P34"><text:span text:style-name="T20"><text:database-display text:table-name="DATOS" text:table-type="query" text:column-name="nombres" text:database-name="Contratos">Estela Josefina</text:database-display></text:span><text:span text:style-name="T21"> </text:span><text:span text:style-name="T20"><text:database-display text:table-name="DATOS" text:table-type="query" text:column-name="apellidos" text:database-name="Contratos">Pérez Mannini</text:database-display></text:span><text:span text:style-name="T20"> </text:span></text:p>
      <text:p text:style-name="P34"><text:span text:style-name="T20">DURANTE EL PERÍODO DE </text:span><text:span text:style-name="T20"><text:database-display text:table-name="DATOS" text:table-type="table" text:column-name="Lapso_mese" text:database-name="Contratos">DOCE (12) MESES</text:database-display></text:span><text:span text:style-name="T20"> </text:span><text:span text:style-name="T20"><text:hidden-paragraph text:condition="ooow:[Contratos.DATOS.es_lapso]!=&quot;si&quot;" text:is-hidden="true"/></text:span></text:p>
      <text:p text:style-name="P34"><text:span text:style-name="T20">DEL </text:span><text:span text:style-name="T20"><text:database-display text:table-name="DATOS" text:table-type="table" text:column-name="Fecha Inicio" text:database-name="Contratos">01/01/19</text:database-display></text:span><text:span text:style-name="T20"> al </text:span><text:span text:style-name="T20"><text:database-display text:table-name="DATOS" text:table-type="table" text:column-name="Fecha fin" text:database-name="Contratos">12/31/19</text:database-display></text:span><text:span text:style-name="T20"> </text:span></text:p>
      <text:p text:style-name="P29"><text:hidden-paragraph text:condition="ooow:[Contratos.DATOS.es_lapso]!=&quot;si&quot;" text:is-hidden="true"/></text:p>
      <text:p text:style-name="P30"><text:database-display text:table-name="DATOS" text:table-type="table" text:column-name="dedicacion_act_letras" text:database-name="Contratos">OCHO</text:database-display> (<text:database-display text:table-name="DATOS" text:table-type="table" text:column-name="dedicacion-act_num" text:database-name="Contratos">8</text:database-display>) Horas Semanales <text:hidden-paragraph text:condition="ooow:[Contratos.DATOS.es_lapso]!=&quot;si&quot;" text:is-hidden="true"/></text:p>
      <text:p text:style-name="P30"/>
      <text:p text:style-name="P30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30">DOCENCIA </text:p>
          </table:table-cell>
          <table:table-cell table:style-name="Tabla3.A1" office:value-type="string">
            <text:p text:style-name="P50"><text:database-display text:table-name="DATOS" text:table-type="table" text:column-name="ACT_DOC" text:database-name="Contratos">PARTICIPACIÓN EN LA PROGRAMACIÓN DOCENTE DEL DEPARTAMENTO DE FÍSICA</text:database-display></text:p>
          </table:table-cell>
        </table:table-row>
        <table:table-row>
          <table:table-cell table:style-name="Tabla3.A1" office:value-type="string">
            <text:p text:style-name="P30"><text:conditional-text text:condition="ooow:([Contratos.DATOS.dedicacion-act_num] == &quot;40&quot;) or ([Contratos.DATOS.dedicacion-act_num] == &quot;36&quot;)" text:string-value-if-true="INVESTIGACIÓN" text:string-value-if-false="" text:current-value="true"/></text:p>
          </table:table-cell>
          <table:table-cell table:style-name="Tabla3.A1" office:value-type="string">
            <text:p text:style-name="P50"><text:database-display text:table-name="DATOS" text:table-type="table" text:column-name="ACT_INV" text:database-name="Contratos"> </text:database-display></text:p>
          </table:table-cell>
        </table:table-row>
        <table:table-row>
          <table:table-cell table:style-name="Tabla3.A1" office:value-type="string">
            <text:p text:style-name="P30"><text:conditional-text text:condition="ooow:([Contratos.DATOS.dedicacion-act_num] == &quot;40&quot;) or ([Contratos.DATOS.dedicacion-act_num] == &quot;36&quot;)" text:string-value-if-true="EXTENSIÓN" text:string-value-if-false="" text:current-value="true"/></text:p>
          </table:table-cell>
          <table:table-cell table:style-name="Tabla3.A1" office:value-type="string">
            <text:p text:style-name="P50"><text:database-display text:table-name="DATOS" text:table-type="table" text:column-name="ACT_EXT" text:database-name="Contratos"> </text:database-display></text:p>
          </table:table-cell>
        </table:table-row>
        <table:table-row>
          <table:table-cell table:style-name="Tabla3.A1" office:value-type="string">
            <text:p text:style-name="P30"/>
          </table:table-cell>
          <table:table-cell table:style-name="Tabla3.A1" office:value-type="string">
            <text:p text:style-name="P50"/>
          </table:table-cell>
        </table:table-row>
        <table:table-row>
          <table:table-cell table:style-name="Tabla3.A1" office:value-type="string">
            <text:p text:style-name="P30">HORARIO DE LAS ACTIVIDADES </text:p>
          </table:table-cell>
          <table:table-cell table:style-name="Tabla3.A1" office:value-type="string">
            <text:p text:style-name="P52"><text:database-display text:table-name="DATOS" text:table-type="table" text:column-name="Horario" text:database-name="Contratos">VIERNES  DE 1:00 PM A 7:00 PM Y ASISTENCIA A LAS REUNIONES DE COORDINACION.</text:database-display></text:p>
          </table:table-cell>
        </table:table-row>
      </table:table>
      <text:p text:style-name="P30"/>
      <text:p text:style-name="P30"/>
      <text:p text:style-name="P30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50"/>
          </table:table-cell>
          <table:table-cell table:style-name="Tabla4.B1" office:value-type="string">
            <text:p text:style-name="P51">JOSÉ ANTONIO LÓPEZ RODRÍGUEZ</text:p>
          </table:table-cell>
        </table:table-row>
        <table:table-row table:style-name="Tabla4.1">
          <table:table-cell table:style-name="Tabla4.A1" office:value-type="string">
            <text:p text:style-name="P50"/>
          </table:table-cell>
          <table:table-cell table:style-name="Tabla4.A1" office:value-type="string">
            <text:p text:style-name="P51">DIRECTOR</text:p>
          </table:table-cell>
        </table:table-row>
        <table:table-row>
          <table:table-cell table:style-name="Tabla4.A1" office:value-type="string">
            <text:p text:style-name="P50">JALR/barj</text:p>
          </table:table-cell>
          <table:table-cell table:style-name="Tabla4.A1" office:value-type="string">
            <text:p text:style-name="P50"/>
          </table:table-cell>
        </table:table-row>
        <table:table-row>
          <table:table-cell table:style-name="Tabla4.A1" office:value-type="string">
            <text:p text:style-name="P50">CARACAS, <text:span text:style-name="T15"><text:date style:data-style-name="N122" text:date-value="2020-12-04T16:25:47.647385671">diciembre 2020</text:date></text:span></text:p>
          </table:table-cell>
          <table:table-cell table:style-name="Tabla4.A1" office:value-type="string">
            <text:p text:style-name="P50"/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594in" draw:visible-area-height="0.9594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1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creator>Jose Lopez</dc:creator>
    <dc:date>2018-10-01T14:45:51.142935773</dc:date>
    <meta:print-date>2013-11-19T15:12:00</meta:print-date>
    <meta:editing-cycles>127</meta:editing-cycles>
    <meta:editing-duration>P1DT3H20M48S</meta:editing-duration>
    <meta:generator>LibreOffice/5.1.6.2$Linux_X86_64 LibreOffice_project/10m0$Build-2</meta:generator>
    <meta:document-statistic meta:table-count="4" meta:image-count="0" meta:object-count="1" meta:page-count="2" meta:paragraph-count="65" meta:word-count="180" meta:character-count="1398" meta:non-whitespace-character-count="1245"/>
  </office:meta>
</office:document-meta>
</file>